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def" officeooo:paragraph-rsid="00037def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officeooo:rsid="00037def" officeooo:paragraph-rsid="00037def"/>
    </style:style>
    <style:style style:name="P4" style:family="paragraph" style:parent-style-name="Standard">
      <style:text-properties officeooo:rsid="00068be8" officeooo:paragraph-rsid="00068be8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T1" style:family="text">
      <style:text-properties style:text-position="super 58%"/>
    </style:style>
    <style:style style:name="T2" style:family="text">
      <style:text-properties officeooo:rsid="0004db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ting, 10<text:span text:style-name="T1">th</text:span> February 2017 | Present: Pablo, Jerry</text:p>
      <text:p text:style-name="Standard">Completed tasks:</text:p>
      <text:list xml:id="list1480338267321624442" text:style-name="WWNum1">
        <text:list-item>
          <text:p text:style-name="P5">Finished Python script to convert Metanetx ID from quickRsim to uniprot ID and then to their sequences. Extended quickRsim.py to output a text file of results.</text:p>
        </text:list-item>
        <text:list-item>
          <text:p text:style-name="P5">Learning Flask, created file upload form. Not able to host a file and execute python scripts in the web application yet</text:p>
        </text:list-item>
        <text:list-item>
          <text:p text:style-name="P5">Attempted Biopython AlignIO method. Returned an error saying that sequences are too short.</text:p>
        </text:list-item>
      </text:list>
      <text:p text:style-name="Standard">To Do:</text:p>
      <text:list xml:id="list3168055365768444316" text:style-name="WWNum2">
        <text:list-item>
          <text:p text:style-name="P6">Create a Git branch for selenzy</text:p>
        </text:list-item>
        <text:list-item>
          <text:p text:style-name="P6">Make the output text file in quickRsim optional</text:p>
        </text:list-item>
        <text:list-item>
          <text:p text:style-name="P6">Check that dictionary for MetanetxID and UniProt ID are sets, this allows for multiple UniProt IDs to one MetanetxID</text:p>
        </text:list-item>
        <text:list-item>
          <text:p text:style-name="P6">Use Biopython for reading Fasta files in SeqFind.py instead</text:p>
        </text:list-item>
        <text:list-item>
          <text:p text:style-name="P6">Sort quickRsim results (not urgent)</text:p>
        </text:list-item>
        <text:list-item>
          <text:p text:style-name="P6">Read into using secure file upload for Flask</text:p>
        </text:list-item>
        <text:list-item>
          <text:p text:style-name="P6">Perform alignment using Biopython</text:p>
        </text:list-item>
      </text:list>
      <text:p text:style-name="Standard">New tasks:</text:p>
      <text:list xml:id="list7780858240494219731" text:style-name="WWNum3">
        <text:list-item>
          <text:p text:style-name="P7">Get multiple sequence alignment results using Biopython</text:p>
        </text:list-item>
        <text:list-item>
          <text:p text:style-name="P7">Read into CD-HIT to perform cluster analysis</text:p>
        </text:list-item>
        <text:list-item>
          <text:p text:style-name="P7">Create scores based on </text:p>
          <text:list>
            <text:list-item>
              <text:p text:style-name="P7">Alignment (start with T-Coffee scores)</text:p>
            </text:list-item>
            <text:list-item>
              <text:p text:style-name="P7">Redundancy (start with CD-HIT scores) </text:p>
            </text:list-item>
            <text:list-item>
              <text:p text:style-name="P7">EMBOSS</text:p>
            </text:list-item>
          </text:list>
        </text:list-item>
        <text:list-item>
          <text:p text:style-name="P7">Compute distance matrix using EMBOSS distma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eeting, 17<text:span text:style-name="T1">th</text:span> February 2017 | Present: Pablo, Jerry</text:p>
      <text:p text:style-name="Standard">Completed tasks:</text:p>
      <text:list xml:id="list2426423516325954801" text:style-name="WWNum4">
        <text:list-item>
          <text:p text:style-name="P8">Fixed duplicate entries in SeqFind caused by multiple UniProt Ids shared by multiple MNX Ids</text:p>
        </text:list-item>
        <text:list-item>
          <text:p text:style-name="P8">Created Git branch</text:p>
        </text:list-item>
        <text:list-item>
          <text:p text:style-name="P8">Changed dictionary to contain sets of values in SeqFind</text:p>
        </text:list-item>
        <text:list-item>
          <text:p text:style-name="P8">Changed Fasta file read function to Biopython’s in SeqFind</text:p>
        </text:list-item>
        <text:list-item>
          <text:p text:style-name="P8">Performed CD-HIT for cluster analysis, and computed distance matrix for all sequences</text:p>
        </text:list-item>
      </text:list>
      <text:p text:style-name="Standard">New tasks:</text:p>
      <text:list xml:id="list3634686583141320308" text:style-name="WWNum5">
        <text:list-item>
          <text:p text:style-name="P9">Create dictionaries to link:</text:p>
          <text:list>
            <text:list-item>
              <text:p text:style-name="P9">Mnx Reaction ID: UniProt ID</text:p>
            </text:list-item>
            <text:list-item>
              <text:p text:style-name="P9">UniProt ID: Cluster Number</text:p>
            </text:list-item>
            <text:list-item>
              <text:p text:style-name="P9">Cluster Number to list of UniProt Ids</text:p>
            </text:list-item>
            <text:list-item>
              <text:p text:style-name="P9">Cluster Number to representative UniProt ID</text:p>
            </text:list-item>
          </text:list>
        </text:list-item>
        <text:list-item>
          <text:p text:style-name="P9">From (d.), acquire a list of 10 representative sequences</text:p>
        </text:list-item>
        <text:list-item>
          <text:p text:style-name="P9">Perform Multiple Sequence Alignment and compute Distance Matrix from list in (2.).</text:p>
        </text:list-item>
        <text:list-item>
          <text:p text:style-name="P9">Create table of results</text:p>
          <text:list>
            <text:list-item>
              <text:p text:style-name="P9"><text:span text:style-name="T2">Rep</text:span> ID</text:p>
            </text:list-item>
            <text:list-item>
              <text:p text:style-name="P9">Mnx Reaction ID</text:p>
            </text:list-item>
            <text:list-item>
              <text:p text:style-name="P9">Cluster Number</text:p>
            </text:list-item>
            <text:list-item>
              <text:p text:style-name="P9">Rxn Distance from quickRsim ( dist = 1 – similarity)</text:p>
            </text:list-item>
            <text:list-item>
              <text:p text:style-name="P9">Sequence score*</text:p>
              <text:list>
                <text:list-item>
                  <text:p text:style-name="P9">Clustalw alignment score</text:p>
                </text:list-item>
                <text:list-item>
                  <text:p text:style-name="P9">Heatmap with matplotlib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Meeting 24<text:span text:style-name="T1">th</text:span> February</text:p>
      <text:p text:style-name="P1">Completed tasks:</text:p>
      <text:p text:style-name="P1">1. Created all required dictionaries, formed list of 10 representative sequences, and created table of results.</text:p>
      <text:p text:style-name="P1">Issues:</text:p>
      <text:p text:style-name="P1">1. Many NoneType objects in MnxToUprot. (*it is expected!)</text:p>
      <text:p text:style-name="P1">2. Building table from UniProt Ids. (Wrong! Needs to be built from Mnx Ids)</text:p>
      <text:p text:style-name="P1">New Tasks:</text:p>
      <text:p text:style-name="P1">1. Ensure that each Mnx ID entry in the table is unique, with its unique similarity value.</text:p>
      <text:p text:style-name="P1">2. Store all cluster sequences for each cluster number, for future use.</text:p>
      <text:p text:style-name="P1">3. Use matplotlib python library to generate heatmap from MSA.</text:p>
      <text:p text:style-name="P1">4. Install EMBOSS locally to acquire properties and scores</text:p>
      <text:p text:style-name="P1">- Hydrophobicity</text:p>
      <text:p text:style-name="P1">- Isoelectric point</text:p>
      <text:p text:style-name="P1">- Solubility (Inclusion Bodies)</text:p>
      <text:p text:style-name="P1">- Secondary structure (% helices, % loops)</text:p>
      <text:p text:style-name="P1">- Conservation score</text:p>
      <text:p text:style-name="P1">- tmap – transmembrane segments</text:p>
      <text:p text:style-name="P1">- catalytic/binding sites</text:p>
      <text:p text:style-name="P1">- pepstats, garnier, pepcoil etc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Meeting 3th March</text:p>
      <text:p text:style-name="P4">Completed tasks:</text:p>
      <text:p text:style-name="P4">1. Modified SeqFind, now it makes a targets() set by iterating over the initial list of MNX Ids from quickRsim results, and then create a new Uprot to Mnx dictionary from that, allowing for the initial MNX Ids to be the ‘anchor’.</text:p>
      <text:p text:style-name="P4">2. Successfully modified web flask script to display final table.</text:p>
      <text:p text:style-name="P4">3. Added info to final table</text:p>
      <text:p text:style-name="P4">- Isoelectric Point</text:p>
      <text:p text:style-name="P4">- Molecular weight</text:p>
      <text:p text:style-name="P4">- Sec structure information - % helices, loops, turns, coils</text:p>
      <text:p text:style-name="P4">4. Acquired html and ascii format file for t-coffee results.</text:p>
      <text:p text:style-name="P4">New Tasks:</text:p>
      <text:p text:style-name="P4">1. Use rdkit instead of babel to create a fingerprints file for the SMILES in chem_prop.tsv. Babel has an issue where it cannot work with ammonia SMILES. Then, use numpy to analyse fingerprints array.</text:p>
      <text:p text:style-name="P4">2. More info for final table</text:p>
      <text:p text:style-name="P4">- Incorporate t-coffee scores using the new ascii format file.</text:p>
      <text:p text:style-name="P4">- Incorporate hydrophobicity using percentage of polar molecules, under ‘polar’, but note it is NOT hydrophobicity score!</text:p>
      <text:p text:style-name="P4">- Take ‘improbabilty’ of expression in inclusion bodies, but note it is NOT solubility scor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MY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MY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</meta:editing-cycles>
    <meta:creation-date>2017-02-10T11:53:00</meta:creation-date>
    <dc:date>2017-03-03T14:32:55.113158771</dc:date>
    <meta:editing-duration>PT1H12M45S</meta:editing-duration>
    <meta:generator>LibreOffice/5.1.6.2$Linux_X86_64 LibreOffice_project/10m0$Build-2</meta:generator>
    <meta:document-statistic meta:table-count="0" meta:image-count="0" meta:object-count="0" meta:page-count="4" meta:paragraph-count="78" meta:word-count="639" meta:character-count="3811" meta:non-whitespace-character-count="32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